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472in"/>
    </style:style>
    <style:style style:name="co7" style:family="table-column">
      <style:table-column-properties fo:break-before="auto" style:column-width="1.0091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348in"/>
    </style:style>
    <style:style style:name="co14" style:family="table-column">
      <style:table-column-properties fo:break-before="auto" style:column-width="0.3528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4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default-cell-style-name="ce8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24"/>
        <table:table-column table:style-name="co13" table:default-cell-style-name="Default"/>
        <table:table-column table:style-name="co4" table:default-cell-style-name="ce8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4" table:number-columns-repeated="5" table:default-cell-style-name="Default"/>
        <table:table-column table:style-name="co15" table:number-columns-repeated="30" table:default-cell-style-name="Default"/>
        <table:table-column table:style-name="co16" table:number-columns-repeated="956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8"/>
          <table:table-cell table:number-columns-repeated="958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33"/>
          <table:table-cell table:number-columns-repeated="958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2M30S" calcext:value-type="time">
            <text:p>00:02:30</text:p>
          </table:table-cell>
          <table:table-cell table:style-name="ce2" table:number-columns-repeated="2"/>
          <table:table-cell table:style-name="ce2" table:formula="of:=SUMPRODUCT([.E2:.E4]; [.F2:.F4])" office:value-type="float" office:value="75" calcext:value-type="float">
            <text:p>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2"/>
          <table:table-cell table:number-columns-repeated="958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3M30S" calcext:value-type="time">
            <text:p>00:03:30</text:p>
          </table:table-cell>
          <table:table-cell table:style-name="ce3" table:number-columns-repeated="2"/>
          <table:table-cell table:style-name="ce3" table:formula="of:=SUMPRODUCT([.E8:.E10]; [.F8:.F10])" office:value-type="float" office:value="105" calcext:value-type="float">
            <text:p>1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33"/>
          <table:table-cell table:number-columns-repeated="958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33"/>
          <table:table-cell table:number-columns-repeated="958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33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33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3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33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 table:number-rows-repeated="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33"/>
          <table:table-cell table:number-columns-repeated="958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33"/>
          <table:table-cell table:number-columns-repeated="958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210" calcext:value-type="float">
            <text:p>21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30"/>
          <table:table-cell table:number-columns-repeated="958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3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30"/>
          <table:table-cell table:number-columns-repeated="958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95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33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30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0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30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/>
          <table:table-cell table:style-name="ce3" table:formula="of:=SUMPRODUCT([.B104:.B105]; [.F104:.F105])" office:value-type="float" office:value="160" calcext:value-type="float">
            <text:p>16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0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30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2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2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30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S" calcext:value-type="time">
            <text:p>00:33:20</text:p>
          </table:table-cell>
          <table:table-cell table:style-name="ce2" table:number-columns-repeated="2"/>
          <table:table-cell table:style-name="ce2" table:formula="of:=SUMPRODUCT([.E140:.E144]; [.F140:.F144])" office:value-type="float" office:value="1700" calcext:value-type="float">
            <text:p>17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30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S" calcext:value-type="time">
            <text:p>00:27:05</text:p>
          </table:table-cell>
          <table:table-cell table:style-name="ce3" table:number-columns-repeated="2"/>
          <table:table-cell table:style-name="ce3" table:formula="of:=SUMPRODUCT([.E154:.E157]; [.F154:.F157])" office:value-type="float" office:value="750" calcext:value-type="float">
            <text:p>75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style-name="ce34" table:number-columns-repeated="95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30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>
          <table:table-cell table:style-name="ce2"/>
          <table:table-cell table:style-name="ce15" table:formula="of:=TIME(0; 0; SUMPRODUCT([.B166:.B170]; [.F166:.F170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6:.E170]; [.F166:.F170])" office:value-type="float" office:value="960" calcext:value-type="float">
            <text:p>96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style-name="ce17" table:number-columns-repeated="958"/>
        </table:table-row>
        <table:table-row table:style-name="ro2" table:number-rows-repeated="331">
          <table:table-cell table:style-name="ce4" table:number-columns-repeated="14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41"/>
          <table:table-cell table:number-columns-repeated="958"/>
        </table:table-row>
        <table:table-row table:style-name="ro2" table:number-rows-repeated="10480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8:34:24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1T16:46:27.051000000</dc:date>
    <meta:editing-duration>PT15H55M27S</meta:editing-duration>
    <meta:editing-cycles>62</meta:editing-cycles>
    <meta:generator>LibreOffice/6.3.6.2$Windows_X86_64 LibreOffice_project/2196df99b074d8a661f4036fca8fa0cbfa33a497</meta:generator>
    <meta:document-statistic meta:table-count="1" meta:cell-count="1236" meta:object-count="0"/>
  </office:meta>
</office:document-meta>
</file>